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6cm" svg:height="1cm" svg:x="22.339cm" svg:y="4.102cm"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cm" svg:height="1cm" svg:x="22.339cm" svg:y="4.102cm"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cm" svg:height="1cm" svg:x="4.339cm" svg:y="7.602cm">
          <text:p text:style-name="P2">Zellenwerte Aktualisier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cm" svg:height="1cm" svg:x="4.339cm" svg:y="5.602cm">
          <text:p text:style-name="P2">Interpreter: Nächster Schrit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cm" svg:height="1.5cm" svg:x="4.339cm" svg:y="2.102cm">
          <text:p text:style-name="P2">Interpreter mit aktivierte</text:p>
          <text:p text:style-name="P2">Step-By-Step start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cm" svg:height="1cm" svg:x="4.339cm" svg:y="0.102cm">
          <text:p text:style-name="P2"><text:span text:style-name="T1">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3.839cm" svg:y1="6.602cm" svg:x2="23.839cm" svg:y2="7.602cm">
          <text:p text:style-name="P6"/>
        </draw:line>
        <draw:line draw:style-name="gr3" draw:text-style-name="P4" draw:layer="layout" svg:x1="23.839cm" svg:y1="6.602cm" svg:x2="23.839cm" svg:y2="7.602cm">
          <text:p text:style-name="P6"/>
        </draw:line>
        <draw:line draw:style-name="gr3" draw:text-style-name="P4" draw:layer="layout" svg:x1="23.839cm" svg:y1="6.602cm" svg:x2="23.839cm" svg:y2="7.602cm">
          <text:p text:style-name="P6"/>
        </draw:line>
        <draw:line draw:style-name="gr3" draw:text-style-name="P4" draw:layer="layout" svg:x1="7.339cm" svg:y1="6.602cm" svg:x2="7.339cm" svg:y2="7.602cm">
          <text:p text:style-name="P6"/>
        </draw:line>
        <draw:line draw:style-name="gr3" draw:text-style-name="P4" draw:layer="layout" svg:x1="7.339cm" svg:y1="3.602cm" svg:x2="7.339cm" svg:y2="5.602cm">
          <text:p text:style-name="P6"/>
        </draw:line>
        <draw:line draw:style-name="gr3" draw:text-style-name="P4" draw:layer="layout" svg:x1="7.339cm" svg:y1="1.102cm" svg:x2="7.339cm" svg:y2="2.102cm">
          <text:p text:style-name="P6"/>
        </draw:lin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draw:layer="layout" svg:width="6cm" svg:height="2cm" svg:x="22.339cm" svg:y="9.102cm">
          <text:p text:style-name="P5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.5cm" svg:height="0.75cm" svg:x="24.839cm" svg:y="12.352cm">
          <draw:text-box>
            <text:p text:style-name="P6"><text:span text:style-name="T2">nein</text:span></text:p>
          </draw:text-box>
        </draw:frame>
        <draw:frame draw:style-name="gr4" draw:text-style-name="P7" draw:layer="layout" svg:width="1cm" svg:height="0.75cm" svg:x="24.839cm" svg:y="13.602cm">
          <draw:text-box>
            <text:p text:style-name="P6"><text:span text:style-name="T2">ja</text:span></text:p>
          </draw:text-box>
        </draw:frame>
        <draw:frame draw:style-name="gr4" draw:text-style-name="P7" draw:layer="layout" svg:width="1cm" svg:height="0.75cm" svg:x="24.839cm" svg:y="13.602cm">
          <draw:text-box>
            <text:p text:style-name="P6"><text:span text:style-name="T2">ja</text:span></text:p>
          </draw:text-box>
        </draw:frame>
        <draw:frame draw:style-name="gr4" draw:text-style-name="P7" draw:layer="layout" svg:width="1cm" svg:height="0.75cm" svg:x="24.839cm" svg:y="13.602cm">
          <draw:text-box>
            <text:p text:style-name="P6"><text:span text:style-name="T2">ja</text:span></text:p>
          </draw:text-box>
        </draw:frame>
        <draw:frame draw:style-name="gr4" draw:text-style-name="P7" draw:layer="layout" svg:width="1cm" svg:height="0.75cm" svg:x="24.839cm" svg:y="13.602cm">
          <draw:text-box>
            <text:p text:style-name="P6"><text:span text:style-name="T2">ja</text:span></text:p>
          </draw:text-box>
        </draw:frame>
        <draw:frame draw:style-name="gr4" draw:text-style-name="P7" draw:layer="layout" svg:width="1cm" svg:height="0.75cm" svg:x="24.839cm" svg:y="13.602cm">
          <draw:text-box>
            <text:p text:style-name="P6"><text:span text:style-name="T2">ja</text:span></text:p>
          </draw:text-box>
        </draw:frame>
        <draw:frame draw:style-name="gr4" draw:text-style-name="P7" draw:layer="layout" svg:width="1cm" svg:height="0.75cm" svg:x="24.839cm" svg:y="13.602cm">
          <draw:text-box>
            <text:p text:style-name="P6"><text:span text:style-name="T2">ja</text:span></text:p>
          </draw:text-box>
        </draw:frame>
        <draw:frame draw:style-name="gr4" draw:text-style-name="P7" draw:layer="layout" svg:width="1cm" svg:height="0.75cm" svg:x="24.839cm" svg:y="13.602cm">
          <draw:text-box>
            <text:p text:style-name="P6"><text:span text:style-name="T2">ja</text:span></text:p>
          </draw:text-box>
        </draw:fram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28.339cm" svg:y1="16.602cm" svg:x2="25.339cm" svg:y2="16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7.339cm" svg:y1="4.602cm" svg:x2="2.839cm" svg:y2="4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7.339cm" svg:y1="9.602cm" svg:x2="7.339cm" svg:y2="8.602cm">
          <text:p text:style-name="P6"/>
        </draw:line>
        <draw:line draw:style-name="gr5" draw:text-style-name="P4" draw:layer="layout" svg:x1="24.339cm" svg:y1="17.102cm" svg:x2="24.339cm" svg:y2="20.102cm">
          <text:p text:style-name="P6"/>
        </draw:line>
        <draw:line draw:style-name="gr5" draw:text-style-name="P4" draw:layer="layout" svg:x1="7.339cm" svg:y1="9.602cm" svg:x2="2.839cm" svg:y2="9.602cm">
          <text:p text:style-name="P6"/>
        </draw:line>
        <draw:frame draw:style-name="gr6" draw:text-style-name="P6" draw:layer="layout" svg:width="3.5cm" svg:height="1cm" svg:x="0.339cm" svg:y="0.102cm">
          <draw:text-box>
            <text:p text:style-name="P6">Debugger</text:p>
          </draw:text-box>
        </draw:frame>
        <draw:line draw:style-name="gr5" draw:text-style-name="P4" draw:layer="layout" svg:x1="2.839cm" svg:y1="9.602cm" svg:x2="2.839cm" svg:y2="4.602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09T12:35:59</meta:creation-date>
    <dc:creator>David Christa</dc:creator>
    <dc:date>2006-03-09T12:48:48</dc:date>
    <dc:language>de-DE</dc:language>
    <meta:editing-cycles>2</meta:editing-cycles>
    <meta:editing-duration>PT12M48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